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1898in"/>
    </style:style>
    <style:style style:name="co10" style:family="table-column">
      <style:table-column-properties fo:break-before="auto" style:column-width="3.2563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15" style:family="table-column">
      <style:table-column-properties fo:break-before="auto" style:column-width="1.6346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5366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8319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6563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0.81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wrap-option="wrap" style:vertical-align="middle" loext:vertical-justify="auto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no-wrap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5"/>
        <table:table-column table:style-name="co4" table:default-cell-style-name="ce19"/>
        <table:table-column table:style-name="co4" table:number-columns-repeated="1009" table:default-cell-style-name="ce5"/>
        <table:table-column table:style-name="co4" table:number-columns-repeated="3" table:default-cell-style-name="ce11"/>
        <table:table-row table:style-name="ro1">
          <table:table-cell table:style-name="ce1" office:value-type="string" calcext:value-type="string">
            <text:p>Program signature</text:p>
          </table:table-cell>
          <table:table-cell table:style-name="ce12" office:value-type="float" office:value="63097" calcext:value-type="float">
            <text:p>63097</text:p>
          </table:table-cell>
          <table:table-cell table:style-name="ce15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1" office:value-type="string" calcext:value-type="string">
            <text:p>Git repository tag</text:p>
          </table:table-cell>
          <table:table-cell table:style-name="ce12" office:value-type="string" calcext:value-type="string">
            <text:p>20130123_CFNT</text:p>
          </table:table-cell>
          <table:table-cell table:style-name="ce15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2" office:value-type="string" calcext:value-type="string">
            <text:p>Table name</text:p>
          </table:table-cell>
          <table:table-cell table:style-name="ce1" office:value-type="string" calcext:value-type="string">
            <text:p>Record interval</text:p>
          </table:table-cell>
          <table:table-cell table:style-name="ce16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17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2">
          <table:table-cell table:style-name="ce3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30_hfp</text:p>
          </table:table-cell>
          <table:table-cell table:style-name="Default" office:value-type="string" calcext:value-type="string">
            <text:p>30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5_hfp</text:p>
          </table:table-cell>
          <table:table-cell table:style-name="Default" office:value-type="string" calcext:value-type="string">
            <text:p>5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tsdata_lgrn2oco</text:p>
          </table:table-cell>
          <table:table-cell table:style-name="Default" office:value-type="string" calcext:value-type="string">
            <text:p>100ms = 10hz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tsdata_picco2ch4</text:p>
          </table:table-cell>
          <table:table-cell table:style-name="Default" office:value-type="string" calcext:value-type="string">
            <text:p>100ms = 10hz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2" office:value-type="string" calcext:value-type="string">
            <text:p>StatCode</text:p>
          </table:table-cell>
          <table:table-cell table:style-name="ce1" office:value-type="string" calcext:value-type="string">
            <text:p>Description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4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15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15"/>
          <table:table-cell table:style-name="Default" table:number-columns-repeated="2"/>
          <table:table-cell table:style-name="ce19"/>
          <table:table-cell table:number-columns-repeated="1011"/>
        </table:table-row>
        <table:table-row table:style-name="ro2">
          <table:table-cell table:style-name="ce3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2">
          <table:table-cell table:style-name="ce3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 table:number-rows-repeated="4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6"/>
          <table:table-cell table:style-name="ce8"/>
          <table:table-cell table:number-columns-repeated="2"/>
          <table:table-cell table:style-name="ce5"/>
          <table:table-cell table:style-name="ce19"/>
          <table:table-cell table:number-columns-repeated="1008"/>
          <table:table-cell table:style-name="ce14" table:number-columns-repeated="2"/>
          <table:table-cell/>
        </table:table-row>
        <table:table-row table:style-name="ro1">
          <table:table-cell table:style-name="ce7"/>
          <table:table-cell table:style-name="ce8"/>
          <table:table-cell table:number-columns-repeated="2"/>
          <table:table-cell table:style-name="ce5"/>
          <table:table-cell table:style-name="ce19"/>
          <table:table-cell table:number-columns-repeated="1011"/>
        </table:table-row>
        <table:table-row table:style-name="ro1">
          <table:table-cell table:style-name="ce7"/>
          <table:table-cell table:style-name="ce13" table:number-columns-spanned="4" table:number-rows-spanned="1"/>
          <table:covered-table-cell table:number-columns-repeated="2"/>
          <table:covered-table-cell table:style-name="ce5"/>
          <table:table-cell table:style-name="ce19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0"/>
          <table:table-cell table:style-name="ce7"/>
          <table:table-cell table:style-name="ce20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8" table:number-columns-repeated="2"/>
          <table:table-cell table:style-name="ce13"/>
          <table:table-cell table:style-name="ce8"/>
          <table:table-cell table:style-name="ce13"/>
          <table:table-cell table:style-name="ce11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21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3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4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4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6"/>
          <table:table-cell table:number-columns-repeated="1016"/>
        </table:table-row>
        <table:table-row table:style-name="ro1">
          <table:table-cell table:style-name="ce9"/>
          <table:table-cell table:number-columns-repeated="1016"/>
        </table:table-row>
        <table:table-row table:style-name="ro1">
          <table:table-cell table:style-name="ce10"/>
          <table:table-cell table:number-columns-repeated="1016"/>
        </table:table-row>
        <table:table-row table:style-name="ro1">
          <table:table-cell table:style-name="ce8"/>
          <table:table-cell table:style-name="ce14"/>
          <table:table-cell table:style-name="ce22"/>
          <table:table-cell table:style-name="ce11"/>
          <table:table-cell table:style-name="ce24"/>
          <table:table-cell table:number-columns-repeated="1012"/>
        </table:table-row>
        <table:table-row table:style-name="ro1">
          <table:table-cell table:style-name="ce8" table:number-columns-repeated="2"/>
          <table:table-cell table:style-name="ce13"/>
          <table:table-cell table:style-name="ce7"/>
          <table:table-cell table:style-name="ce20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3"/>
          <table:table-cell table:style-name="ce8"/>
          <table:table-cell table:style-name="ce13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11"/>
          <table:table-cell table:number-columns-repeated="1016"/>
        </table:table-row>
        <table:table-row table:style-name="ro1" table:number-rows-repeated="1048336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sdata" table:style-name="ta1">
        <table:table-column table:style-name="co5" table:default-cell-style-name="ce25"/>
        <table:table-column table:style-name="co6" table:default-cell-style-name="ce29"/>
        <table:table-column table:style-name="co7" table:default-cell-style-name="ce29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Ux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orizontal axial wind component</text:p>
          </table:table-cell>
          <table:table-cell table:style-name="ce2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Uy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orizontal cross wind component</text:p>
          </table:table-cell>
          <table:table-cell table:style-name="ce2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Uz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vertical wind speed</text:p>
          </table:table-cell>
          <table:table-cell table:style-name="ce2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Ts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sonic temperature</text:p>
          </table:table-cell>
          <table:table-cell table:style-name="ce2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diag_sonic</text:p>
          </table:table-cell>
          <table:table-cell table:style-name="ce28" office:value-type="string" calcext:value-type="string">
            <text:p>bitmap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diagnostic code</text:p>
          </table:table-cell>
          <table:table-cell table:style-name="ce2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CO2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mass conc. of carbon dioxid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H2O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mass conc. of water vap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diag_irga</text:p>
          </table:table-cell>
          <table:table-cell table:style-name="ce28" office:value-type="string" calcext:value-type="string">
            <text:p>bitmap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diagnostic code</text:p>
          </table:table-cell>
          <table:table-cell table:style-name="ce2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amb_tmpr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ambient temperatur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amb_press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barometric (ambient) pressur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CO2_signal</text:p>
          </table:table-cell>
          <table:table-cell table:style-name="ce28" office:value-type="string" calcext:value-type="string">
            <text:p>unity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O2 signal quality</text:p>
          </table:table-cell>
          <table:table-cell table:style-name="ce2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H2O_signal</text:p>
          </table:table-cell>
          <table:table-cell table:style-name="ce28" office:value-type="string" calcext:value-type="string">
            <text:p>unity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2O signal quality</text:p>
          </table:table-cell>
          <table:table-cell table:style-name="ce2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25"/>
        <table:table-column table:style-name="co11" table:default-cell-style-name="ce29"/>
        <table:table-column table:style-name="co12" table:default-cell-style-name="ce29"/>
        <table:table-column table:style-name="co8" table:default-cell-style-name="ce25"/>
        <table:table-column table:style-name="co13" table:default-cell-style-name="ce29"/>
        <table:table-column table:style-name="co14" table:default-cell-style-name="ce29"/>
        <table:table-column table:style-name="co4" table:number-columns-repeated="1016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Obukhov length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u_star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friction veloc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tau</text:p>
          </table:table-cell>
          <table:table-cell table:style-name="ce28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omentum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Fc_wpl</text:p>
          </table:table-cell>
          <table:table-cell table:style-name="ce28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CO2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LE_wpl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latent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Hc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ensible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Ts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Ts_Std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Tc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Uz_St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vertical wind speed</text:p>
          </table:table-cell>
          <table:table-cell table:style-name="ce28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rslt_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rslt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std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sonic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CO2_ppm_Avg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CO2_mg_m3_Avg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ass concentr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CO2_mg_m3_Std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CO2 mass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CO2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H2O_g_kg_Avg</text:p>
          </table:table-cell>
          <table:table-cell table:style-name="ce28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H2O_g_m3_Avg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H2O_g_m3_Std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H2O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amb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mb_press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barometric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irga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T_hmp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RH_hmp_Avg</text:p>
          </table:table-cell>
          <table:table-cell table:style-name="ce28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8" office:value-type="string" calcext:value-type="string">
            <text:p>mean relative humidity</text:p>
          </table:table-cell>
          <table:table-cell table:style-name="ce28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vapor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e_sat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aturation VP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Rn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Rn_meas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PAR_totflx_Tot</text:p>
          </table:table-cell>
          <table:table-cell table:style-name="ce28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flux density</text:p>
          </table:table-cell>
          <table:table-cell table:style-name="ce28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PAR_flxdens_Avg</text:p>
          </table:table-cell>
          <table:table-cell table:style-name="ce28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average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Met1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Met1_rslt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Met1_rslt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Met1_std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Rain_mm_Tot</text:p>
          </table:table-cell>
          <table:table-cell table:style-name="ce28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precipitation</text:p>
          </table:table-cell>
          <table:table-cell table:style-name="ce28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panel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logger pane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batt_volt_Avg</text:p>
          </table:table-cell>
          <table:table-cell table:style-name="ce28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supply voltage</text:p>
          </table:table-cell>
          <table:table-cell table:style-name="ce28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tats5" table:style-name="ta1">
        <table:table-column table:style-name="co5" table:default-cell-style-name="ce25"/>
        <table:table-column table:style-name="co11" table:default-cell-style-name="ce29"/>
        <table:table-column table:style-name="co12" table:default-cell-style-name="ce29"/>
        <table:table-column table:style-name="co8" table:default-cell-style-name="ce25"/>
        <table:table-column table:style-name="co13" table:default-cell-style-name="ce29"/>
        <table:table-column table:style-name="co14" table:default-cell-style-name="ce29"/>
        <table:table-column table:style-name="co4" table:number-columns-repeated="1016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Obukhov length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u_star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friction veloc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tau</text:p>
          </table:table-cell>
          <table:table-cell table:style-name="ce28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omentum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Fc_wpl</text:p>
          </table:table-cell>
          <table:table-cell table:style-name="ce28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CO2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LE_wpl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latent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Hc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ensible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Ts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Ts_Std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Tc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Uz_St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vertical wind speed</text:p>
          </table:table-cell>
          <table:table-cell table:style-name="ce28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rslt_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rslt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std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sonic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CO2_ppm_Avg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CO2_mg_m3_Avg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ass concentr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CO2_mg_m3_Std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CO2 mass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CO2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H2O_g_kg_Avg</text:p>
          </table:table-cell>
          <table:table-cell table:style-name="ce28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H2O_g_m3_Avg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H2O_g_m3_Std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H2O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amb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mb_press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barometric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irga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T_hmp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RH_hmp_Avg</text:p>
          </table:table-cell>
          <table:table-cell table:style-name="ce28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8" office:value-type="string" calcext:value-type="string">
            <text:p>mean relative humidity</text:p>
          </table:table-cell>
          <table:table-cell table:style-name="ce28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vapor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e_sat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aturation VP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Rn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Rn_meas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PAR_totflx_Tot</text:p>
          </table:table-cell>
          <table:table-cell table:style-name="ce28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flux density</text:p>
          </table:table-cell>
          <table:table-cell table:style-name="ce28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PAR_flxdens_Avg</text:p>
          </table:table-cell>
          <table:table-cell table:style-name="ce28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average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Met1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Met1_rslt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Met1_rslt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Met1_std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Rain_mm_Tot</text:p>
          </table:table-cell>
          <table:table-cell table:style-name="ce28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precipitation</text:p>
          </table:table-cell>
          <table:table-cell table:style-name="ce28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panel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logger pane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batt_volt_Avg</text:p>
          </table:table-cell>
          <table:table-cell table:style-name="ce28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supply voltage</text:p>
          </table:table-cell>
          <table:table-cell table:style-name="ce28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ite_daily" table:style-name="ta1">
        <table:table-column table:style-name="co5" table:default-cell-style-name="ce25"/>
        <table:table-column table:style-name="co15" table:default-cell-style-name="ce29"/>
        <table:table-column table:style-name="co16" table:default-cell-style-name="ce29"/>
        <table:table-column table:style-name="co8" table:default-cell-style-name="ce25"/>
        <table:table-column table:style-name="co9" table:default-cell-style-name="ce29"/>
        <table:table-column table:style-name="co17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latitude_Med</text:p>
          </table:table-cell>
          <table:table-cell table:style-name="ce27" office:value-type="string" calcext:value-type="string">
            <text:p>decDegreesN</text:p>
          </table:table-cell>
          <table:table-cell table:style-name="ce31" office:value-type="string" calcext:value-type="string">
            <text:p>Med</text:p>
          </table:table-cell>
          <table:table-cell table:style-name="ce27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longitude_Med</text:p>
          </table:table-cell>
          <table:table-cell table:style-name="ce28" office:value-type="string" calcext:value-type="string">
            <text:p>decDegreesE</text:p>
          </table:table-cell>
          <table:table-cell table:style-name="ce32" office:value-type="string" calcext:value-type="string">
            <text:p>Med</text:p>
          </table:table-cell>
          <table:table-cell table:style-name="ce28" office:value-type="string" calcext:value-type="string">
            <text:p>median longitud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magnetic_variation_Med</text:p>
          </table:table-cell>
          <table:table-cell table:style-name="ce28" office:value-type="string" calcext:value-type="string">
            <text:p>degreesEofN</text:p>
          </table:table-cell>
          <table:table-cell table:style-name="ce32" office:value-type="string" calcext:value-type="string">
            <text:p>Med</text:p>
          </table:table-cell>
          <table:table-cell table:style-name="ce28" office:value-type="string" calcext:value-type="string">
            <text:p>median magnetic variation</text:p>
          </table:table-cell>
          <table:table-cell table:style-name="ce2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nmbr_satellites_Avg</text:p>
          </table:table-cell>
          <table:table-cell table:style-name="ce28" office:value-type="string" calcext:value-type="string">
            <text:p>unitless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umber of satellites used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altitude_Med</text:p>
          </table:table-cell>
          <table:table-cell table:style-name="ce28" office:value-type="string" calcext:value-type="string">
            <text:p>m</text:p>
          </table:table-cell>
          <table:table-cell table:style-name="ce32" office:value-type="string" calcext:value-type="string">
            <text:p>Med</text:p>
          </table:table-cell>
          <table:table-cell table:style-name="ce2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altitude_Avg</text:p>
          </table:table-cell>
          <table:table-cell table:style-name="ce28" office:value-type="string" calcext:value-type="string">
            <text:p>m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gps_ready_Min</text:p>
          </table:table-cell>
          <table:table-cell table:style-name="ce28" office:value-type="string" calcext:value-type="string">
            <text:p>unitless</text:p>
          </table:table-cell>
          <table:table-cell table:style-name="ce32" office:value-type="string" calcext:value-type="string">
            <text:p>Min</text:p>
          </table:table-cell>
          <table:table-cell table:style-name="ce28" office:value-type="string" calcext:value-type="string">
            <text:p>daily minimum GPS ready signal</text:p>
          </table:table-cell>
          <table:table-cell table:style-name="ce2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max_clock_change</text:p>
          </table:table-cell>
          <table:table-cell table:style-name="ce28" office:value-type="string" calcext:value-type="string">
            <text:p>m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largest clock adjustment done</text:p>
          </table:table-cell>
          <table:table-cell table:style-name="ce2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nmbr_clock_change</text:p>
          </table:table-cell>
          <table:table-cell table:style-name="ce28" office:value-type="string" calcext:value-type="string">
            <text:p>occurrence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# of clock adjustments done</text:p>
          </table:table-cell>
          <table:table-cell table:style-name="ce2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info" table:style-name="ta1">
        <table:table-column table:style-name="co5" table:default-cell-style-name="ce25"/>
        <table:table-column table:style-name="co18" table:default-cell-style-name="ce29"/>
        <table:table-column table:style-name="co19" table:default-cell-style-name="ce29"/>
        <table:table-column table:style-name="co8" table:default-cell-style-name="ce25"/>
        <table:table-column table:style-name="co20" table:default-cell-style-name="ce29"/>
        <table:table-column table:style-name="co21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7" office:value-type="string" calcext:value-type="string">
            <text:p>time offset from UTC</text:p>
          </table:table-cell>
          <table:table-cell table:style-name="ce27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7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Memory card status at compilation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Dec_6rad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rue/False: 6-band radiometer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LGR_n2o_co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/F: Los Gatos N2O/CO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ic_co2_ch4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/F: Picarro CO2/CH4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hfp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/F: 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15"/>
          <table:covered-table-cell table:style-name="ce39"/>
          <table:covered-table-cell table:style-name="ce15"/>
          <table:table-cell table:number-columns-repeated="1018"/>
        </table:table-row>
        <table:table-row table:style-name="ro3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15"/>
          <table:covered-table-cell table:style-name="ce39"/>
          <table:covered-table-cell table:style-name="ce15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6rad" table:style-name="ta1">
        <table:table-column table:style-name="co5" table:default-cell-style-name="ce3"/>
        <table:table-column table:style-name="co22" table:default-cell-style-name="Default"/>
        <table:table-column table:style-name="co23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6rad" table:style-name="ta1">
        <table:table-column table:style-name="co5" table:default-cell-style-name="ce3"/>
        <table:table-column table:style-name="co22" table:default-cell-style-name="Default"/>
        <table:table-column table:style-name="co23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30_hfp" table:style-name="ta1">
        <table:table-column table:style-name="co5" table:default-cell-style-name="ce3"/>
        <table:table-column table:style-name="co22" table:default-cell-style-name="Default"/>
        <table:table-column table:style-name="co25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il_hfp1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oil_hfp1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il_hfp2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oil_hfp2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fp1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fp2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hfp" table:style-name="ta1">
        <table:table-column table:style-name="co5" table:default-cell-style-name="ce3"/>
        <table:table-column table:style-name="co22" table:default-cell-style-name="Default"/>
        <table:table-column table:style-name="co25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il_hfp1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oil_hfp1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il_hfp2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oil_hfp2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fp1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fp2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tsdata_lgrn2oco" table:style-name="ta1">
        <table:table-column table:style-name="co5" table:default-cell-style-name="ce25"/>
        <table:table-column table:style-name="co6" table:default-cell-style-name="ce29"/>
        <table:table-column table:style-name="co7" table:default-cell-style-name="ce29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lgr_n2o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N2O mixing ratio</text:p>
          </table:table-cell>
          <table:table-cell table:style-name="ce28" office:value-type="string" calcext:value-type="string">
            <text:p>w.r.t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lgr_co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O mixing ratio</text:p>
          </table:table-cell>
          <table:table-cell table:style-name="ce28" office:value-type="string" calcext:value-type="string">
            <text:p>w.r.t dry air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picco2ch4" table:style-name="ta1">
        <table:table-column table:style-name="co5" table:default-cell-style-name="ce25"/>
        <table:table-column table:style-name="co6" table:default-cell-style-name="ce29"/>
        <table:table-column table:style-name="co7" table:default-cell-style-name="ce29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ic_co2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O2 mixing ratio</text:p>
          </table:table-cell>
          <table:table-cell table:style-name="ce28" office:value-type="string" calcext:value-type="string">
            <text:p>probably 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pic_ch4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H4 mixing ratio</text:p>
          </table:table-cell>
          <table:table-cell table:style-name="ce28" office:value-type="string" calcext:value-type="string">
            <text:p>probably 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pic_h2o</text:p>
          </table:table-cell>
          <table:table-cell table:style-name="ce28" office:value-type="string" calcext:value-type="string">
            <text:p>%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2O concentration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827_XXXX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2:25:26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24T14:17:44.761000000</dc:date>
    <meta:editing-duration>PT10H33M30S</meta:editing-duration>
    <meta:editing-cycles>37</meta:editing-cycles>
    <meta:generator>LibreOffice/4.3.2.2$Windows_x86 LibreOffice_project/edfb5295ba211bd31ad47d0bad0118690f76407d</meta:generator>
    <dc:creator>Patrick O'Keeffe</dc:creator>
    <meta:document-statistic meta:table-count="12" meta:cell-count="1223" meta:object-count="0"/>
  </office:meta>
</office:document-meta>
</file>